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Georgia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 style:list-style-name="L1">
      <style:paragraph-properties fo:text-align="start" style:justify-single-word="false"/>
      <style:text-properties style:font-name="Georgia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 style:list-style-name="L1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: </text:span>__________________________ <text:s text:c="6"/><text:span text:style-name="T1">Net ID:</text:span> ________ (ex: abc123)<text:span text:style-name="T1"><text:line-break/></text:span></text:p>
      <text:p text:style-name="P1">CSCI-UA.0002 – Lists</text:p>
      <text:p text:style-name="P3"/>
      <text:list xml:id="list1107256092281964465" text:style-name="L1">
        <text:list-item>
          <text:p text:style-name="P4">One tedious aspect of programming is keeping track of opened and closed <text:s/>parentheses. <text:s/>Every open parentheses needs a corresponding closing parentheses. <text:s/>If the parentheses are all correctly opened and closed, then the parentheses are *balanced*. <text:s/>Write a function that determines whether or not a series of open and closed parentheses are balanced. DO NOT JUST COUNT the number of left and right parentheses and check if they're equal! Instead...<text:line-break/></text:p>
          <text:list>
            <text:list-item>
              <text:p text:style-name="P4">Create a function called balanced_parentheses</text:p>
            </text:list-item>
            <text:list-item>
              <text:p text:style-name="P4">It should take one argument, a string of opened and closed parentheses</text:p>
            </text:list-item>
            <text:list-item>
              <text:p text:style-name="P4">It should return True or False depending on whether or not all opened parentheses have a corresponding close, and are in the *proper order*!</text:p>
            </text:list-item>
            <text:list-item>
              <text:p text:style-name="P4">AGAIN, DO NOT COUNT THE NUMBER OF OPEN AND CLOSED PARENTHESES AND COMPARE</text:p>
            </text:list-item>
            <text:list-item>
              <text:p text:style-name="P4"><text:span text:style-name="T1">Use the algorithm below</text:span>:<text:line-break/><text:line-break/>Start with an empty list to temporarily store open parentheses<text:line-break/>Go through every character in the string<text:line-break/> <text:s text:c="3"/>If you see an open parentheses add it to the list<text:line-break/> <text:s text:c="3"/>But if you see a close parentheses, remove the last open from your list<text:line-break/> <text:s text:c="3"/>If there's no open to remove... uh-oh! Not balanced!<text:line-break/>If there are still open parentheses at the end of your list, not balanced!<text:line-break/><text:line-break/>* hint: Nested if statements may be useful<text:line-break/>* hint: The pop method may be useful (or slicing may work too)<text:line-break/></text:p>
            </text:list-item>
          </text:list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Examples: <text:line-break/>-----<text:line-break/># all return True<text:line-break/>print(balanced_parentheses('(()()()())'))<text:line-break/>print(balanced_parentheses('(((())))'))<text:line-break/>print(balanced_parentheses('(()((())()))'))</text:p>
          </table:table-cell>
          <table:table-cell table:style-name="Table1.A1" office:value-type="string">
            <text:p text:style-name="P6"># all return False<text:line-break/>print(balanced_parentheses(')('))<text:line-break/>print(balanced_parentheses('((((((())'))<text:line-break/>print(balanced_parentheses('()))'))<text:line-break/>print(balanced_parentheses('((((((())'))<text:line-break/>print(balanced_parentheses(')(()'))<text:line-break/>print(balanced_parentheses('())('))</text:p>
          </table:table-cell>
        </table:table-row>
      </table:table>
      <text:list xml:id="list28501936" text:continue-numbering="true" text:style-name="L1">
        <text:list-item>
          <text:list>
            <text:list-header>
              <text:p text:style-name="P4"><text:line-break/><text:line-break/><text:line-break/><text:line-break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Answer" style:family="paragraph" style:parent-style-name="Standard">
      <style:paragraph-properties fo:text-align="start" style:justify-single-word="false"/>
      <style:text-properties style:font-name="Courier" fo:font-size="9pt" fo:font-weight="normal" style:font-size-asian="9pt" style:font-weight-asian="normal" style:font-size-complex="9pt" style:font-weight-complex="norma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009900" style:font-name="Courier" fo:font-size="9pt" fo:font-weight="bold" style:font-size-asian="9pt" style:font-weight-asian="bold" style:font-size-complex="9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04T03:15:29</meta:creation-date>
    <dc:date>2017-06-20T08:31:09.18</dc:date>
    <meta:editing-duration>P1DT21H36M53S</meta:editing-duration>
    <meta:editing-cycles>50</meta:editing-cycles>
    <meta:generator>OpenOffice/4.1.3$Win32 OpenOffice.org_project/413m1$Build-9783</meta:generator>
    <meta:document-statistic meta:table-count="1" meta:image-count="0" meta:object-count="0" meta:page-count="1" meta:paragraph-count="11" meta:word-count="249" meta:character-count="1784"/>
  </office:meta>
</office:document-meta>
</file>